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FMono-Regular" svg:font-family="SFMono-Regular, Consolas, 'Liberation Mono', Menlo, Courier, monospace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2868in" table:align="left" fo:background-color="#ffffff">
        <style:background-image/>
      </style:table-properties>
    </style:style>
    <style:style style:name="Table1.A" style:family="table-column">
      <style:table-column-properties style:column-width="6.2868in"/>
    </style:style>
    <style:style style:name="Table1.A1" style:family="table-cell">
      <style:table-cell-properties style:vertical-align="middle" fo:background-color="transparent" fo:padding="0.0194in" fo:border="none">
        <style:background-image/>
      </style:table-cell-properties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style:line-height-at-least="0.2083in" fo:text-align="start" style:justify-single-word="false" fo:padding="0in" fo:border="none"/>
      <style:text-properties fo:color="#24292e" style:font-name="SFMono-Regular" fo:font-size="9pt"/>
    </style:style>
    <style:style style:name="P3" style:family="paragraph" style:parent-style-name="Table_20_Contents">
      <style:paragraph-properties style:line-height-at-least="0.2083in" fo:text-align="start" style:justify-single-word="false" fo:padding="0in" fo:border="none"/>
      <style:text-properties fo:color="#6a737d" style:font-name="SFMono-Regular" fo:font-size="9pt"/>
    </style:style>
    <style:style style:name="T1" style:family="text">
      <style:text-properties fo:color="#d73a49"/>
    </style:style>
    <style:style style:name="T2" style:family="text">
      <style:text-properties fo:color="#005cc5"/>
    </style:style>
    <style:style style:name="T3" style:family="text">
      <style:text-properties fo:color="#6f42c1"/>
    </style:style>
    <style:style style:name="T4" style:family="text">
      <style:text-properties fo:color="#032f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span text:style-name="T1">const</text:span> <text:span text:style-name="T1">int</text:span> trigPin = <text:span text:style-name="T2">2</text:span>;<text:bookmark text:name="file-hc-sr04-ino-L25"/></text:p>
          </table:table-cell>
        </table:table-row>
        <table:table-row>
          <table:table-cell table:style-name="Table1.A1" office:value-type="string">
            <text:p text:style-name="P2"><text:span text:style-name="T1">const</text:span> <text:span text:style-name="T1">int</text:span> echoPin = <text:span text:style-name="T2">4</text:span>;<text:bookmark text:name="file-hc-sr04-ino-L26"/></text:p>
          </table:table-cell>
        </table:table-row>
        <table:table-row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2"><text:span text:style-name="T1">void</text:span> <text:span text:style-name="T3">setup</text:span>() {<text:bookmark text:name="file-hc-sr04-ino-L28"/></text:p>
          </table:table-cell>
        </table:table-row>
        <table:table-row>
          <table:table-cell table:style-name="Table1.A1" office:value-type="string">
            <text:p text:style-name="P3">// initialize serial communication:<text:bookmark text:name="file-hc-sr04-ino-L29"/></text:p>
          </table:table-cell>
        </table:table-row>
        <table:table-row>
          <table:table-cell table:style-name="Table1.A1" office:value-type="string">
            <text:p text:style-name="P2">Serial.<text:span text:style-name="T2">begin</text:span>(<text:span text:style-name="T2">9600</text:span>);<text:bookmark text:name="file-hc-sr04-ino-L30"/></text:p>
          </table:table-cell>
        </table:table-row>
        <table:table-row>
          <table:table-cell table:style-name="Table1.A1" office:value-type="string">
            <text:p text:style-name="P2">}<text:bookmark text:name="file-hc-sr04-ino-L31"/></text:p>
          </table:table-cell>
        </table:table-row>
        <table:table-row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2"><text:span text:style-name="T1">void</text:span> <text:span text:style-name="T3">loop</text:span>()<text:bookmark text:name="file-hc-sr04-ino-L33"/></text:p>
          </table:table-cell>
        </table:table-row>
        <table:table-row>
          <table:table-cell table:style-name="Table1.A1" office:value-type="string">
            <text:p text:style-name="P2">{<text:bookmark text:name="file-hc-sr04-ino-L34"/></text:p>
          </table:table-cell>
        </table:table-row>
        <table:table-row>
          <table:table-cell table:style-name="Table1.A1" office:value-type="string">
            <text:p text:style-name="P3">// establish variables for duration of the ping, <text:bookmark text:name="file-hc-sr04-ino-L35"/></text:p>
          </table:table-cell>
        </table:table-row>
        <table:table-row>
          <table:table-cell table:style-name="Table1.A1" office:value-type="string">
            <text:p text:style-name="P3">// and the distance result in inches and centimeters:<text:bookmark text:name="file-hc-sr04-ino-L36"/></text:p>
          </table:table-cell>
        </table:table-row>
        <table:table-row>
          <table:table-cell table:style-name="Table1.A1" office:value-type="string">
            <text:p text:style-name="P2"><text:span text:style-name="T1">long</text:span> duration, inches, cm;<text:bookmark text:name="file-hc-sr04-ino-L37"/></text:p>
          </table:table-cell>
        </table:table-row>
        <table:table-row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3">// The sensor is triggered by a HIGH pulse of 10 or more microseconds.<text:bookmark text:name="file-hc-sr04-ino-L39"/></text:p>
          </table:table-cell>
        </table:table-row>
        <table:table-row>
          <table:table-cell table:style-name="Table1.A1" office:value-type="string">
            <text:p text:style-name="P3">// Give a short LOW pulse beforehand to ensure a clean HIGH pulse:<text:bookmark text:name="file-hc-sr04-ino-L40"/></text:p>
          </table:table-cell>
        </table:table-row>
        <table:table-row>
          <table:table-cell table:style-name="Table1.A1" office:value-type="string">
            <text:p text:style-name="P2"><text:span text:style-name="T2">pinMode</text:span>(trigPin, OUTPUT);<text:bookmark text:name="file-hc-sr04-ino-L41"/></text:p>
          </table:table-cell>
        </table:table-row>
        <table:table-row>
          <table:table-cell table:style-name="Table1.A1" office:value-type="string">
            <text:p text:style-name="P2"><text:span text:style-name="T2">digitalWrite</text:span>(trigPin, LOW);<text:bookmark text:name="file-hc-sr04-ino-L42"/></text:p>
          </table:table-cell>
        </table:table-row>
        <table:table-row>
          <table:table-cell table:style-name="Table1.A1" office:value-type="string">
            <text:p text:style-name="P2"><text:span text:style-name="T2">delayMicroseconds</text:span>(<text:span text:style-name="T2">2</text:span>);<text:bookmark text:name="file-hc-sr04-ino-L43"/></text:p>
          </table:table-cell>
        </table:table-row>
        <table:table-row>
          <table:table-cell table:style-name="Table1.A1" office:value-type="string">
            <text:p text:style-name="P2"><text:span text:style-name="T2">digitalWrite</text:span>(trigPin, HIGH);<text:bookmark text:name="file-hc-sr04-ino-L44"/></text:p>
          </table:table-cell>
        </table:table-row>
        <table:table-row>
          <table:table-cell table:style-name="Table1.A1" office:value-type="string">
            <text:p text:style-name="P2"><text:span text:style-name="T2">delayMicroseconds</text:span>(<text:span text:style-name="T2">10</text:span>);<text:bookmark text:name="file-hc-sr04-ino-L45"/></text:p>
          </table:table-cell>
        </table:table-row>
        <table:table-row>
          <table:table-cell table:style-name="Table1.A1" office:value-type="string">
            <text:p text:style-name="P2"><text:span text:style-name="T2">digitalWrite</text:span>(trigPin, LOW);<text:bookmark text:name="file-hc-sr04-ino-L46"/></text:p>
          </table:table-cell>
        </table:table-row>
        <table:table-row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3">// Read the signal from the sensor: a HIGH pulse whose<text:bookmark text:name="file-hc-sr04-ino-L48"/></text:p>
          </table:table-cell>
        </table:table-row>
        <table:table-row>
          <table:table-cell table:style-name="Table1.A1" office:value-type="string">
            <text:p text:style-name="P3">// duration is the time (in microseconds) from the sending<text:bookmark text:name="file-hc-sr04-ino-L49"/></text:p>
          </table:table-cell>
        </table:table-row>
        <table:table-row>
          <table:table-cell table:style-name="Table1.A1" office:value-type="string">
            <text:p text:style-name="P3">// of the ping to the reception of its echo off of an object.<text:bookmark text:name="file-hc-sr04-ino-L50"/></text:p>
          </table:table-cell>
        </table:table-row>
        <table:table-row>
          <table:table-cell table:style-name="Table1.A1" office:value-type="string">
            <text:p text:style-name="P2"><text:span text:style-name="T2">pinMode</text:span>(echoPin, INPUT);<text:bookmark text:name="file-hc-sr04-ino-L51"/></text:p>
          </table:table-cell>
        </table:table-row>
        <table:table-row>
          <table:table-cell table:style-name="Table1.A1" office:value-type="string">
            <text:p text:style-name="P2">duration = <text:span text:style-name="T2">pulseIn</text:span>(echoPin, HIGH);<text:bookmark text:name="file-hc-sr04-ino-L52"/></text:p>
          </table:table-cell>
        </table:table-row>
        <table:table-row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3">// convert the time into a distance<text:bookmark text:name="file-hc-sr04-ino-L54"/></text:p>
          </table:table-cell>
        </table:table-row>
        <table:table-row>
          <table:table-cell table:style-name="Table1.A1" office:value-type="string">
            <text:p text:style-name="P2">inches = <text:span text:style-name="T2">microsecondsToInches</text:span>(duration);<text:bookmark text:name="file-hc-sr04-ino-L55"/></text:p>
          </table:table-cell>
        </table:table-row>
        <table:table-row>
          <table:table-cell table:style-name="Table1.A1" office:value-type="string">
            <text:p text:style-name="P2">cm = <text:span text:style-name="T2">microsecondsToCentimeters</text:span>(duration);<text:bookmark text:name="file-hc-sr04-ino-L56"/></text:p>
          </table:table-cell>
        </table:table-row>
        <table:table-row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2">Serial.<text:span text:style-name="T2">print</text:span>(inches);<text:bookmark text:name="file-hc-sr04-ino-L58"/></text:p>
          </table:table-cell>
        </table:table-row>
        <table:table-row>
          <table:table-cell table:style-name="Table1.A1" office:value-type="string">
            <text:p text:style-name="P2">Serial.<text:span text:style-name="T2">print</text:span>(<text:span text:style-name="T4">"in, "</text:span>);<text:bookmark text:name="file-hc-sr04-ino-L59"/></text:p>
          </table:table-cell>
        </table:table-row>
        <table:table-row>
          <table:table-cell table:style-name="Table1.A1" office:value-type="string">
            <text:p text:style-name="P2">Serial.<text:span text:style-name="T2">print</text:span>(cm);<text:bookmark text:name="file-hc-sr04-ino-L60"/></text:p>
          </table:table-cell>
        </table:table-row>
        <table:table-row>
          <table:table-cell table:style-name="Table1.A1" office:value-type="string">
            <text:p text:style-name="P2">Serial.<text:span text:style-name="T2">print</text:span>(<text:span text:style-name="T4">"cm"</text:span>);<text:bookmark text:name="file-hc-sr04-ino-L61"/></text:p>
          </table:table-cell>
        </table:table-row>
        <table:table-row>
          <table:table-cell table:style-name="Table1.A1" office:value-type="string">
            <text:p text:style-name="P2">Serial.<text:span text:style-name="T2">println</text:span>();<text:bookmark text:name="file-hc-sr04-ino-L62"/></text:p>
          </table:table-cell>
        </table:table-row>
        <table:table-row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2"><text:span text:style-name="T2">delay</text:span>(<text:span text:style-name="T2">100</text:span>);<text:bookmark text:name="file-hc-sr04-ino-L64"/></text:p>
          </table:table-cell>
        </table:table-row>
        <table:table-row>
          <table:table-cell table:style-name="Table1.A1" office:value-type="string">
            <text:p text:style-name="P2">}<text:bookmark text:name="file-hc-sr04-ino-L65"/></text:p>
          </table:table-cell>
        </table:table-row>
        <table:table-row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2"><text:span text:style-name="T1">long</text:span> <text:span text:style-name="T3">microsecondsToInches</text:span>(<text:span text:style-name="T1">long</text:span> microseconds)<text:bookmark text:name="file-hc-sr04-ino-L67"/></text:p>
          </table:table-cell>
        </table:table-row>
        <text:soft-page-break/>
        <table:table-row>
          <table:table-cell table:style-name="Table1.A1" office:value-type="string">
            <text:p text:style-name="P2">{<text:bookmark text:name="file-hc-sr04-ino-L68"/></text:p>
          </table:table-cell>
        </table:table-row>
        <table:table-row>
          <table:table-cell table:style-name="Table1.A1" office:value-type="string">
            <text:p text:style-name="P3">// According to Parallax's datasheet for the PING))), there are<text:bookmark text:name="file-hc-sr04-ino-L69"/></text:p>
          </table:table-cell>
        </table:table-row>
        <table:table-row>
          <table:table-cell table:style-name="Table1.A1" office:value-type="string">
            <text:p text:style-name="P3">// 73.746 microseconds per inch (i.e. sound travels at 1130 feet per<text:bookmark text:name="file-hc-sr04-ino-L70"/></text:p>
          </table:table-cell>
        </table:table-row>
        <table:table-row>
          <table:table-cell table:style-name="Table1.A1" office:value-type="string">
            <text:p text:style-name="P3">// second). This gives the distance travelled by the ping, outbound<text:bookmark text:name="file-hc-sr04-ino-L71"/></text:p>
          </table:table-cell>
        </table:table-row>
        <table:table-row>
          <table:table-cell table:style-name="Table1.A1" office:value-type="string">
            <text:p text:style-name="P3">// and return, so we divide by 2 to get the distance of the obstacle.<text:bookmark text:name="file-hc-sr04-ino-L72"/></text:p>
          </table:table-cell>
        </table:table-row>
        <table:table-row>
          <table:table-cell table:style-name="Table1.A1" office:value-type="string">
            <text:p text:style-name="P3">// See: http://www.parallax.com/dl/docs/prod/acc/28015-PING-v1.3.pdf<text:bookmark text:name="file-hc-sr04-ino-L73"/></text:p>
          </table:table-cell>
        </table:table-row>
        <table:table-row>
          <table:table-cell table:style-name="Table1.A1" office:value-type="string">
            <text:p text:style-name="P2"><text:span text:style-name="T1">return</text:span> microseconds / <text:span text:style-name="T2">74</text:span> / <text:span text:style-name="T2">2</text:span>;<text:bookmark text:name="file-hc-sr04-ino-L74"/></text:p>
          </table:table-cell>
        </table:table-row>
        <table:table-row>
          <table:table-cell table:style-name="Table1.A1" office:value-type="string">
            <text:p text:style-name="P2">}<text:bookmark text:name="file-hc-sr04-ino-L75"/></text:p>
          </table:table-cell>
        </table:table-row>
        <table:table-row>
          <table:table-cell table:style-name="Table1.A1" office:value-type="string">
            <text:p text:style-name="P1"/>
          </table:table-cell>
        </table:table-row>
        <table:table-row>
          <table:table-cell table:style-name="Table1.A1" office:value-type="string">
            <text:p text:style-name="P2"><text:span text:style-name="T1">long</text:span> <text:span text:style-name="T3">microsecondsToCentimeters</text:span>(<text:span text:style-name="T1">long</text:span> microseconds)<text:bookmark text:name="file-hc-sr04-ino-L77"/></text:p>
          </table:table-cell>
        </table:table-row>
        <table:table-row>
          <table:table-cell table:style-name="Table1.A1" office:value-type="string">
            <text:p text:style-name="P2">{<text:bookmark text:name="file-hc-sr04-ino-L78"/></text:p>
          </table:table-cell>
        </table:table-row>
        <table:table-row>
          <table:table-cell table:style-name="Table1.A1" office:value-type="string">
            <text:p text:style-name="P3">// The speed of sound is 340 m/s or 29 microseconds per centimeter.<text:bookmark text:name="file-hc-sr04-ino-L79"/></text:p>
          </table:table-cell>
        </table:table-row>
        <table:table-row>
          <table:table-cell table:style-name="Table1.A1" office:value-type="string">
            <text:p text:style-name="P3">// The ping travels out and back, so to find the distance of the<text:bookmark text:name="file-hc-sr04-ino-L80"/></text:p>
          </table:table-cell>
        </table:table-row>
        <table:table-row>
          <table:table-cell table:style-name="Table1.A1" office:value-type="string">
            <text:p text:style-name="P3">// object we take half of the distance travelled.<text:bookmark text:name="file-hc-sr04-ino-L81"/></text:p>
          </table:table-cell>
        </table:table-row>
        <table:table-row>
          <table:table-cell table:style-name="Table1.A1" office:value-type="string">
            <text:p text:style-name="P2"><text:span text:style-name="T1">return</text:span> microseconds / <text:span text:style-name="T2">29</text:span> /2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FMono-Regular" svg:font-family="SFMono-Regular, Consolas, 'Liberation Mono', Menlo, Courier, monospace"/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ar" style:country-complex="EG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a ss</meta:initial-creator>
    <meta:creation-date>2018-04-09T18:07:58.16</meta:creation-date>
    <dc:date>2018-04-09T18:10:33</dc:date>
    <dc:creator>aa ss</dc:creator>
    <meta:editing-duration>PT2M35S</meta:editing-duration>
    <meta:editing-cycles>1</meta:editing-cycles>
    <meta:generator>OpenOffice/4.1.1$Win32 OpenOffice.org_project/411m6$Build-9775</meta:generator>
    <meta:document-statistic meta:table-count="1" meta:image-count="0" meta:object-count="0" meta:page-count="2" meta:paragraph-count="49" meta:word-count="249" meta:character-count="1661"/>
  </office:meta>
</office:document-meta>
</file>